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text-align="justify" style:justify-single-word="false"/>
      <style:text-properties officeooo:rsid="00092d2f"/>
    </style:style>
    <style:style style:name="P2" style:family="paragraph" style:parent-style-name="Standard">
      <style:paragraph-properties fo:text-align="justify" style:justify-single-word="false"/>
      <style:text-properties fo:font-weight="normal" officeooo:paragraph-rsid="0015e23d" style:font-weight-asian="normal" style:font-weight-complex="normal"/>
    </style:style>
    <style:style style:name="P3" style:family="paragraph" style:parent-style-name="Standard">
      <style:paragraph-properties fo:text-align="justify" style:justify-single-word="false"/>
      <style:text-properties fo:font-weight="normal" officeooo:rsid="001548e0" officeooo:paragraph-rsid="001e97f6" style:font-weight-asian="normal" style:font-weight-complex="normal"/>
    </style:style>
    <style:style style:name="P4" style:family="paragraph" style:parent-style-name="Standard">
      <style:paragraph-properties fo:text-align="justify" style:justify-single-word="false"/>
      <style:text-properties fo:font-weight="normal" officeooo:rsid="001327a1" officeooo:paragraph-rsid="0026f002"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ff0000" loext:opacity="100%" fo:font-weight="normal" officeooo:rsid="00276198" officeooo:paragraph-rsid="00276198" fo:background-color="transparent" style:font-weight-asian="normal" style:font-weight-complex="normal"/>
    </style:style>
    <style:style style:name="P7" style:family="paragraph" style:parent-style-name="Standard">
      <style:paragraph-properties fo:text-align="justify" style:justify-single-word="false"/>
      <style:text-properties fo:color="#ff0000" loext:opacity="100%" fo:font-weight="normal" officeooo:rsid="00276198" officeooo:paragraph-rsid="00276198" fo:background-color="#ffff00" style:font-weight-asian="normal" style:font-weight-complex="normal"/>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1ea3df"/>
    </style:style>
    <style:style style:name="P9" style:family="paragraph" style:parent-style-name="Standard">
      <style:paragraph-properties fo:text-align="justify" style:justify-single-word="false"/>
      <style:text-properties style:text-underline-style="none" officeooo:rsid="0021b0ef" officeooo:paragraph-rsid="0024d590"/>
    </style:style>
    <style:style style:name="P10" style:family="paragraph" style:parent-style-name="Standard">
      <style:paragraph-properties fo:text-align="justify" style:justify-single-word="false"/>
      <style:text-properties fo:color="#800080" loext:opacity="100%" fo:font-weight="bold" officeooo:rsid="00276198" officeooo:paragraph-rsid="00276198" fo:background-color="transparent" style:font-weight-asian="bold" style:font-weight-complex="bold"/>
    </style:style>
    <style:style style:name="P11" style:family="paragraph" style:parent-style-name="Standard">
      <style:paragraph-properties fo:text-align="justify" style:justify-single-word="false"/>
      <style:text-properties fo:color="#800080" loext:opacity="100%" fo:font-weight="bold" officeooo:rsid="00276198" officeooo:paragraph-rsid="00276198" fo:background-color="#ffff00" style:font-weight-asian="bold" style:font-weight-complex="bold"/>
    </style:style>
    <style:style style:name="P12" style:family="paragraph" style:parent-style-name="Standard">
      <style:paragraph-properties fo:text-align="justify" style:justify-single-word="false"/>
      <style:text-properties fo:color="#2a6099" loext:opacity="100%" fo:font-weight="bold" officeooo:rsid="0026f002" officeooo:paragraph-rsid="0026f002" style:font-weight-asian="bold" style:font-weight-complex="bold"/>
    </style:style>
    <style:style style:name="P13" style:family="paragraph" style:parent-style-name="Standard">
      <style:paragraph-properties fo:text-align="justify" style:justify-single-word="false"/>
      <style:text-properties fo:color="#2a6099" loext:opacity="100%" fo:font-weight="bold" officeooo:rsid="00276198" officeooo:paragraph-rsid="00276198" fo:background-color="transparent" style:font-weight-asian="bold" style:font-weight-complex="bold"/>
    </style:style>
    <style:style style:name="P14" style:family="paragraph" style:parent-style-name="Standard">
      <style:paragraph-properties fo:text-align="justify" style:justify-single-word="false"/>
      <style:text-properties officeooo:rsid="00293c45" officeooo:paragraph-rsid="002e0bbc"/>
    </style:style>
    <style:style style:name="P15" style:family="paragraph" style:parent-style-name="Standard" style:list-style-name="WWNum1">
      <style:paragraph-properties fo:text-align="justify" style:justify-single-word="false" style:writing-mode="lr-tb"/>
      <style:text-properties fo:color="#000000" loext:opacity="100%" officeooo:paragraph-rsid="0015e23d"/>
    </style:style>
    <style:style style:name="P16" style:family="paragraph" style:parent-style-name="Standard" style:list-style-name="WWNum1">
      <style:paragraph-properties fo:text-align="justify" style:justify-single-word="false" style:writing-mode="lr-tb"/>
      <style:text-properties officeooo:paragraph-rsid="0015e23d"/>
    </style:style>
    <style:style style:name="P17" style:family="paragraph" style:parent-style-name="Standard" style:list-style-name="WWNum1">
      <style:paragraph-properties fo:text-align="start" style:justify-single-word="false" style:writing-mode="lr-tb"/>
      <style:text-properties officeooo:paragraph-rsid="0015e23d"/>
    </style:style>
    <style:style style:name="P18" style:family="paragraph" style:parent-style-name="Standard" style:list-style-name="WWNum1">
      <style:paragraph-properties fo:text-align="start" style:justify-single-word="false" style:writing-mode="lr-tb"/>
      <style:text-properties officeooo:paragraph-rsid="0023630b"/>
    </style:style>
    <style:style style:name="P19" style:family="paragraph" style:parent-style-name="Standard" style:list-style-name="WWNum1">
      <style:paragraph-properties fo:text-align="start" style:justify-single-word="false" style:writing-mode="lr-tb"/>
      <style:text-properties officeooo:paragraph-rsid="00276198"/>
    </style:style>
    <style:style style:name="P20" style:family="paragraph" style:parent-style-name="Standard" style:list-style-name="WWNum1">
      <style:paragraph-properties fo:text-align="start" style:justify-single-word="false" style:writing-mode="lr-tb"/>
      <style:text-properties fo:font-weight="bold" officeooo:paragraph-rsid="002169c4" style:font-weight-asian="bold" style:font-weight-complex="bold"/>
    </style:style>
    <style:style style:name="P21" style:family="paragraph" style:parent-style-name="Standard" style:list-style-name="WWNum1">
      <style:paragraph-properties fo:text-align="start" style:justify-single-word="false" style:writing-mode="lr-tb"/>
      <style:text-properties fo:font-weight="bold" officeooo:rsid="001327a1" officeooo:paragraph-rsid="002169c4" style:font-weight-asian="bold" style:font-weight-complex="bold"/>
    </style:style>
    <style:style style:name="P22" style:family="paragraph" style:parent-style-name="Standard">
      <style:paragraph-properties fo:text-align="justify" style:justify-single-word="false"/>
      <style:text-properties officeooo:rsid="00092d2f" officeooo:paragraph-rsid="0021b0ef"/>
    </style:style>
    <style:style style:name="T1" style:family="text">
      <style:text-properties fo:font-weight="bold" style:font-weight-asian="bold" style:font-weight-complex="bold"/>
    </style:style>
    <style:style style:name="T2" style:family="text">
      <style:text-properties fo:font-weight="bold" officeooo:rsid="00276198"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color="#c9211e" loext:opacity="100%" fo:font-weight="bold" style:font-weight-asian="bold" style:font-weight-complex="bold"/>
    </style:style>
    <style:style style:name="T5" style:family="text">
      <style:text-properties fo:background-color="#ffff00" loext:char-shading-value="0"/>
    </style:style>
    <style:style style:name="T6" style:family="text">
      <style:text-properties officeooo:rsid="0015e23d" fo:background-color="#ffff00" loext:char-shading-value="0"/>
    </style:style>
    <style:style style:name="T7" style:family="text">
      <style:text-properties officeooo:rsid="002455e9" fo:background-color="#ffff00" loext:char-shading-value="0"/>
    </style:style>
    <style:style style:name="T8" style:family="text">
      <style:text-properties officeooo:rsid="0023630b" fo:background-color="#ffff00" loext:char-shading-value="0"/>
    </style:style>
    <style:style style:name="T9" style:family="text">
      <style:text-properties officeooo:rsid="00276198" fo:background-color="#ffff00" loext:char-shading-value="0"/>
    </style:style>
    <style:style style:name="T10" style:family="text">
      <style:text-properties officeooo:rsid="00167b7d"/>
    </style:style>
    <style:style style:name="T11" style:family="text">
      <style:text-properties officeooo:rsid="002169c4"/>
    </style:style>
    <style:style style:name="T12" style:family="text">
      <style:text-properties officeooo:rsid="0015e23d"/>
    </style:style>
    <style:style style:name="T13" style:family="text">
      <style:text-properties officeooo:rsid="0023630b"/>
    </style:style>
    <style:style style:name="T14" style:family="text">
      <style:text-properties officeooo:rsid="0026f002"/>
    </style:style>
    <style:style style:name="T15" style:family="text">
      <style:text-properties officeooo:rsid="00276198"/>
    </style:style>
    <style:style style:name="T16" style:family="text">
      <style:text-properties officeooo:rsid="002832fa"/>
    </style:style>
    <style:style style:name="T17" style:family="text">
      <style:text-properties fo:color="#ff0000" loext:opacity="100%" fo:font-weight="bold" fo:background-color="#ffff00" loext:char-shading-value="0" style:font-weight-asian="bold" style:font-weight-complex="bold"/>
    </style:style>
    <style:style style:name="T18" style:family="text">
      <style:text-properties fo:color="#ff0000" loext:opacity="100%" fo:font-weight="bold" officeooo:rsid="002e0bbc" fo:background-color="#ffff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USTRALIA</text:p>
      <text:p text:style-name="P5"/>
      <text:p text:style-name="P4"><text:s/>Roth-Schulze<text:span text:style-name="T11"> </text:span>et al., <text:span text:style-name="T13">20</text:span><text:span text:style-name="T14">21</text:span>. PRJNA604850<text:span text:style-name="T1">:</text:span></text:p>
      <text:p text:style-name="P2"/>
      <text:list xml:id="list3974593695" text:style-name="WWNum1">
        <text:list-item>
          <text:p text:style-name="P15"><text:span text:style-name="T3">Reference</text:span>: Roth-Schulze, A. J., Penno, M. A., Ngui, K. M., Oakey, H., Bandala-Sanchez, E., Smith, A. D., ... &amp; Harrison, L. C. (2021). Type 1 diabetes in pregnancy is associated with distinct changes in the composition and function of the gut microbiome. Microbiome, 9(1), 1-21. <text:a xlink:type="simple" xlink:href="https://doi.org/10.1186/s40168-021-01104-y" text:style-name="Internet_20_link" text:visited-style-name="Visited_20_Internet_20_Link">https://doi.org/10.1186/s40168-021-01104-y</text:a></text:p>
          <text:p text:style-name="P16"/>
        </text:list-item>
        <text:list-item>
          <text:p text:style-name="P17"><text:span text:style-name="T3">Description</text:span>: </text:p>
          <text:list>
            <text:list-item>
              <text:p text:style-name="P17"><text:span text:style-name="T1">Tipo Dataset</text:span>: Poblacional.</text:p>
            </text:list-item>
            <text:list-item>
              <text:p text:style-name="P18"><text:span text:style-name="T1">Estado Individuos</text:span>: <text:span text:style-name="T10">Healthy / </text:span><text:span text:style-name="T15">TD1</text:span></text:p>
            </text:list-item>
            <text:list-item>
              <text:p text:style-name="P17"><text:span text:style-name="T1">Antes Filtros</text:span>:</text:p>
              <text:list>
                <text:list-item>
                  <text:p text:style-name="P17"><text:span text:style-name="T1">N.º Muestras=Nº Individuos</text:span>: Si (<text:span text:style-name="T15">488</text:span> muestras/<text:span text:style-name="T16">139</text:span> individuos).</text:p>
                </text:list-item>
                <text:list-item>
                  <text:p text:style-name="P17"><text:span text:style-name="T4">N.º FASTQs=N.º SampleAccessions</text:span>: Si (<text:span text:style-name="T15">488</text:span> PAIRED/ <text:span text:style-name="T15">488</text:span> SampleAccessions).</text:p>
                </text:list-item>
              </text:list>
            </text:list-item>
            <text:list-item>
              <text:p text:style-name="P20">Después Filtros <text:span text:style-name="T12">(</text:span><text:span text:style-name="T6">habría que filtrar</text:span><text:span text:style-name="T7"> </text:span><text:span text:style-name="T8">por </text:span><text:span text:style-name="T9">WGS y los que sean Healthy</text:span><text:span text:style-name="T8">)</text:span>:</text:p>
              <text:list>
                <text:list-item>
                  <text:p text:style-name="P19"><text:span text:style-name="T1">N.º Muestras=Nº Individuos</text:span>: Si (<text:span text:style-name="T15">66</text:span> muestras/ <text:span text:style-name="T16">31 </text:span>individuos).</text:p>
                </text:list-item>
                <text:list-item>
                  <text:p text:style-name="P19"><text:span text:style-name="T4">N.º FASTQs=N.º SampleAccessions</text:span><text:span text:style-name="T1">: Si (</text:span><text:span text:style-name="T2">66</text:span><text:span text:style-name="T1"> PAIRED/ </text:span><text:span text:style-name="T2">66</text:span><text:span text:style-name="T1"> SampleAccessions).</text:span></text:p>
                </text:list-item>
              </text:list>
            </text:list-item>
            <text:list-item>
              <text:p text:style-name="P21">Particularidades Procesado: No. </text:p>
            </text:list-item>
          </text:list>
        </text:list-item>
      </text:list>
      <text:p text:style-name="P8"/>
      <text:p text:style-name="P9">Este estudio incluyó 70 embarazos <text:span text:style-name="T15">de</text:span> mujeres que participaron en el estudio de cohorte de embarazo-nacimiento ENDIA, 36 en mujeres con diabetes tipo 1 establecida en tratamiento diario con insulina y 34 en mujeres sanas sin antecedentes de diabetes gestacional. El criterio principal para participar en ENDIA fue <text:span text:style-name="T14">que un</text:span> niño por nacer <text:span text:style-name="T14">tuviera</text:span> un familiar de primer grado con T<text:span text:style-name="T14">D</text:span>1. La Tabla 1 proporciona estadísticas resumidas para los participantes, en 66 mujeres con 70 embarazos (cuatro pares de hermanos). Por lo tanto, cuatro mujeres se incluyeron dos veces en la población de estudio (cada una con dos embarazos). La unidad de observación es el embarazo, y por lo tanto, las observaciones de la misma madre pero <text:span text:style-name="T15">con </text:span>diferentes embarazos se han incluido como observaciones separadas, ya que las características pueden cambiar entre embarazos. Los trimestres se clasificaron según la edad gestacional: T1 0–99 días; T2 100–196; T3 197–274.</text:p>
      <text:p text:style-name="P22"/>
      <text:p text:style-name="P1"/>
      <text:p text:style-name="P3"><text:span text:style-name="T5">Script CHECK</text:span>:</text:p>
      <text:p text:style-name="P3"/>
      <text:p text:style-name="P11">FILTRADO</text:p>
      <text:p text:style-name="P11"/>
      <text:p text:style-name="P13">Run Stats Pre-filter:</text:p>
      <text:p text:style-name="P10"/>
      <text:p text:style-name="P6">1) Number of run_accessions: 488</text:p>
      <text:p text:style-name="P6">2) Number of unique sample_accessions: 488</text:p>
      <text:p text:style-name="P6">3) Number of unique sample_aliases: 488</text:p>
      <text:p text:style-name="P6">4) Appearances per scientific_name(tax_id):</text:p>
      <text:p text:style-name="P6"><text:s text:c="11"/>unique_values <text:s/>counts</text:p>
      <text:p text:style-name="P6">human metagenome(646099) <text:s text:c="4"/>488</text:p>
      <text:p text:style-name="P6">5) Appearances per instrument_model(instrument_platform):</text:p>
      <text:p text:style-name="P6"><text:s text:c="18"/>unique_values <text:s/>counts</text:p>
      <text:p text:style-name="P6"><text:s text:c="7"/>Illumina MiSeq(ILLUMINA) <text:s text:c="4"/>354</text:p>
      <text:p text:style-name="P6">Illumina NovaSeq 6000(ILLUMINA) <text:s text:c="4"/>134</text:p>
      <text:p text:style-name="P6">6) Appearances per library_layout:</text:p>
      <text:p text:style-name="P6">unique_values <text:s/>counts</text:p>
      <text:p text:style-name="P6"><text:s text:c="7"/>PAIRED <text:s text:c="4"/>488</text:p>
      <text:p text:style-name="P6">7) Appearances per library_strategy+library_source:</text:p>
      <text:p text:style-name="P6"><text:soft-page-break/><text:s text:c="7"/>unique_values <text:s/>counts</text:p>
      <text:p text:style-name="P6">AMPLICON+METAGENOMIC <text:s text:c="4"/>354</text:p>
      <text:p text:style-name="P7"><text:s text:c="5"/>WGS+METAGENOMIC <text:s text:c="4"/>134</text:p>
      <text:p text:style-name="P6"/>
      <text:p text:style-name="P6"/>
      <text:p text:style-name="P13">Run Stats Post-filter:</text:p>
      <text:p text:style-name="P6"/>
      <text:p text:style-name="P6">1) Number of run_accessions: 66</text:p>
      <text:p text:style-name="P6">2) Number of unique sample_accessions: 66</text:p>
      <text:p text:style-name="P6">3) Number of unique sample_aliases: 66</text:p>
      <text:p text:style-name="P6">4) Appearances per scientific_name(tax_id):</text:p>
      <text:p text:style-name="P6"><text:s text:c="11"/>unique_values <text:s/>counts</text:p>
      <text:p text:style-name="P6">human metagenome(646099) <text:s text:c="5"/>66</text:p>
      <text:p text:style-name="P6">5) Appearances per instrument_model(instrument_platform):</text:p>
      <text:p text:style-name="P6"><text:s text:c="18"/>unique_values <text:s/>counts</text:p>
      <text:p text:style-name="P6">Illumina NovaSeq 6000(ILLUMINA) <text:s text:c="5"/>66</text:p>
      <text:p text:style-name="P6">6) Appearances per library_layout:</text:p>
      <text:p text:style-name="P6">unique_values <text:s/>counts</text:p>
      <text:p text:style-name="P6"><text:s text:c="7"/>PAIRED <text:s text:c="5"/>66</text:p>
      <text:p text:style-name="P6">7) Appearances per library_strategy+library_source:</text:p>
      <text:p text:style-name="P6"><text:s text:c="2"/>unique_values <text:s/>counts</text:p>
      <text:p text:style-name="P7">WGS+METAGENOMIC <text:s text:c="5"/>6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0:03:48.262176045</meta:creation-date>
    <meta:generator>LibreOffice/7.3.7.2$Linux_X86_64 LibreOffice_project/30$Build-2</meta:generator>
    <dc:date>2023-05-09T14:53:47.575336615</dc:date>
    <meta:editing-duration>PT11H2M6S</meta:editing-duration>
    <meta:editing-cycles>22</meta:editing-cycles>
    <meta:document-statistic meta:table-count="0" meta:image-count="0" meta:object-count="0" meta:page-count="2" meta:paragraph-count="51" meta:word-count="391" meta:character-count="2964" meta:non-whitespace-character-count="2490"/>
  </office:meta>
</office:document-meta>
</file>